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 Serif 12cpi" svg:font-family="'Sans Serif 12cpi'"/>
    <style:font-face style:name="Arial1" svg:font-family="Arial" style:font-family-generic="swiss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2.111cm"/>
    </style:style>
    <style:style style:name="co3" style:family="table-column">
      <style:table-column-properties fo:break-before="auto" style:column-width="2.312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TAB_5f_Tiscali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 style:data-style-name="N39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Tiscal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47" table:default-cell-style-name="ce2"/>
        <table:table-row table:style-name="ro1">
          <table:table-cell/>
          <table:table-cell office:value-type="string">
            <text:p>Invoice period</text:p>
          </table:table-cell>
          <table:table-cell table:number-columns-repeated="248"/>
        </table:table-row>
        <table:table-row table:style-name="ro1">
          <table:table-cell office:value-type="date" office:date-value="2009-12-05">
            <text:p>5 Dec 09</text:p>
          </table:table-cell>
          <table:table-cell table:formula="of:=com.sun.star.sheet.addin.analysis.geteomonth([.A2];-2)+1" office:value-type="date" office:date-value="1899-12-30">
            <text:p>#NAME?</text:p>
          </table:table-cell>
          <table:table-cell table:formula="of:=com.sun.star.sheet.addin.analysis.geteomonth([.A2];-1)" office:value-type="date" office:date-value="1899-12-30">
            <text:p>#NAME?</text:p>
          </table:table-cell>
          <table:table-cell table:number-columns-repeated="247"/>
        </table:table-row>
        <table:table-row table:style-name="ro1">
          <table:table-cell office:value-type="date" office:date-value="2009-01-07">
            <text:p>7 Jan 09</text:p>
          </table:table-cell>
          <table:table-cell table:number-columns-repeated="249"/>
        </table:table-row>
        <table:table-row table:style-name="ro1">
          <table:table-cell office:value-type="date" office:date-value="2009-01-07">
            <text:p>7 Jan 09</text:p>
          </table:table-cell>
          <table:table-cell table:formula="of:=com.sun.star.sheet.addin.analysis.geteomonth([.A4];-2)+1" office:value-type="date" office:date-value="1899-12-30">
            <text:p>#NAME?</text:p>
          </table:table-cell>
          <table:table-cell table:formula="of:=com.sun.star.sheet.addin.analysis.geteomonth([.A4];-1)" office:value-type="date" office:date-value="1899-12-30">
            <text:p>#NAME?</text:p>
          </table:table-cell>
          <table:table-cell table:number-columns-repeated="247"/>
        </table:table-row>
        <table:table-row table:style-name="ro1">
          <table:table-cell office:value-type="date" office:date-value="2009-02-02">
            <text:p>2 Feb 09</text:p>
          </table:table-cell>
          <table:table-cell table:number-columns-repeated="249"/>
        </table:table-row>
        <table:table-row table:style-name="ro1">
          <table:table-cell office:value-type="date" office:date-value="2009-02-05">
            <text:p>5 Feb 09</text:p>
          </table:table-cell>
          <table:table-cell table:formula="of:=com.sun.star.sheet.addin.analysis.geteomonth([.A6];-2)+1" office:value-type="date" office:date-value="1899-12-30">
            <text:p>#NAME?</text:p>
          </table:table-cell>
          <table:table-cell table:formula="of:=com.sun.star.sheet.addin.analysis.geteomonth([.A6];-1)" office:value-type="date" office:date-value="1899-12-30">
            <text:p>#NAME?</text:p>
          </table:table-cell>
          <table:table-cell table:number-columns-repeated="247"/>
        </table:table-row>
        <table:table-row table:style-name="ro1">
          <table:table-cell office:value-type="date" office:date-value="2009-03-02">
            <text:p>2 Mar 09</text:p>
          </table:table-cell>
          <table:table-cell table:number-columns-repeated="249"/>
        </table:table-row>
        <table:table-row table:style-name="ro1">
          <table:table-cell office:value-type="date" office:date-value="2009-03-05">
            <text:p>5 Mar 09</text:p>
          </table:table-cell>
          <table:table-cell table:formula="of:=com.sun.star.sheet.addin.analysis.geteomonth([.A8];-2)+1" office:value-type="date" office:date-value="1899-12-30">
            <text:p>#NAME?</text:p>
          </table:table-cell>
          <table:table-cell table:formula="of:=com.sun.star.sheet.addin.analysis.geteomonth([.A8];-1)" office:value-type="date" office:date-value="1899-12-30">
            <text:p>#NAME?</text:p>
          </table:table-cell>
          <table:table-cell table:number-columns-repeated="247"/>
        </table:table-row>
        <table:table-row table:style-name="ro1">
          <table:table-cell office:value-type="date" office:date-value="2009-04-01">
            <text:p>1 Apr 09</text:p>
          </table:table-cell>
          <table:table-cell table:number-columns-repeated="249"/>
        </table:table-row>
        <table:table-row table:style-name="ro1">
          <table:table-cell office:value-type="date" office:date-value="2009-04-03">
            <text:p>3 Apr 09</text:p>
          </table:table-cell>
          <table:table-cell table:formula="of:=com.sun.star.sheet.addin.analysis.geteomonth([.A10];-2)+1" office:value-type="date" office:date-value="1899-12-30">
            <text:p>#NAME?</text:p>
          </table:table-cell>
          <table:table-cell table:formula="of:=com.sun.star.sheet.addin.analysis.geteomonth([.A10];-1)" office:value-type="date" office:date-value="1899-12-30">
            <text:p>#NAME?</text:p>
          </table:table-cell>
          <table:table-cell table:number-columns-repeated="247"/>
        </table:table-row>
        <table:table-row table:style-name="ro1">
          <table:table-cell office:value-type="date" office:date-value="2009-05-01">
            <text:p>1 May 09</text:p>
          </table:table-cell>
          <table:table-cell table:number-columns-repeated="249"/>
        </table:table-row>
        <table:table-row table:style-name="ro1">
          <table:table-cell office:value-type="date" office:date-value="2009-05-07">
            <text:p>7 May 09</text:p>
          </table:table-cell>
          <table:table-cell table:formula="of:=com.sun.star.sheet.addin.analysis.geteomonth([.A12];-2)+1" office:value-type="date" office:date-value="1899-12-30">
            <text:p>#NAME?</text:p>
          </table:table-cell>
          <table:table-cell table:formula="of:=com.sun.star.sheet.addin.analysis.geteomonth([.A12];-1)" office:value-type="date" office:date-value="1899-12-30">
            <text:p>#NAME?</text:p>
          </table:table-cell>
          <table:table-cell table:number-columns-repeated="247"/>
        </table:table-row>
        <table:table-row table:style-name="ro1">
          <table:table-cell office:value-type="date" office:date-value="2009-06-01">
            <text:p>1 Jun 09</text:p>
          </table:table-cell>
          <table:table-cell table:number-columns-repeated="249"/>
        </table:table-row>
        <table:table-row table:style-name="ro1">
          <table:table-cell office:value-type="date" office:date-value="2009-06-05">
            <text:p>5 Jun 09</text:p>
          </table:table-cell>
          <table:table-cell table:formula="of:=com.sun.star.sheet.addin.analysis.geteomonth([.A14];-2)+1" office:value-type="date" office:date-value="1899-12-30">
            <text:p>#NAME?</text:p>
          </table:table-cell>
          <table:table-cell table:formula="of:=com.sun.star.sheet.addin.analysis.geteomonth([.A14];-1)" office:value-type="date" office:date-value="1899-12-30">
            <text:p>#NAME?</text:p>
          </table:table-cell>
          <table:table-cell table:number-columns-repeated="247"/>
        </table:table-row>
        <table:table-row table:style-name="ro1">
          <table:table-cell office:value-type="date" office:date-value="2009-07-01">
            <text:p>1 Jul 09</text:p>
          </table:table-cell>
          <table:table-cell table:number-columns-repeated="249"/>
        </table:table-row>
        <table:table-row table:style-name="ro1">
          <table:table-cell office:value-type="date" office:date-value="2009-07-07">
            <text:p>7 Jul 09</text:p>
          </table:table-cell>
          <table:table-cell table:formula="of:=com.sun.star.sheet.addin.analysis.geteomonth([.A16];-2)+1" office:value-type="date" office:date-value="1899-12-30">
            <text:p>#NAME?</text:p>
          </table:table-cell>
          <table:table-cell table:formula="of:=com.sun.star.sheet.addin.analysis.geteomonth([.A16];-1)" office:value-type="date" office:date-value="1899-12-30">
            <text:p>#NAME?</text:p>
          </table:table-cell>
          <table:table-cell table:number-columns-repeated="247"/>
        </table:table-row>
        <table:table-row table:style-name="ro1">
          <table:table-cell office:value-type="date" office:date-value="2009-08-03">
            <text:p>3 Aug 09</text:p>
          </table:table-cell>
          <table:table-cell table:number-columns-repeated="249"/>
        </table:table-row>
        <table:table-row table:style-name="ro1">
          <table:table-cell office:value-type="date" office:date-value="2009-08-06">
            <text:p>6 Aug 09</text:p>
          </table:table-cell>
          <table:table-cell table:formula="of:=com.sun.star.sheet.addin.analysis.geteomonth([.A18];-2)+1" office:value-type="date" office:date-value="1899-12-30">
            <text:p>#NAME?</text:p>
          </table:table-cell>
          <table:table-cell table:formula="of:=com.sun.star.sheet.addin.analysis.geteomonth([.A18];-1)" office:value-type="date" office:date-value="1899-12-30">
            <text:p>#NAME?</text:p>
          </table:table-cell>
          <table:table-cell table:number-columns-repeated="247"/>
        </table:table-row>
        <table:table-row table:style-name="ro1">
          <table:table-cell office:value-type="date" office:date-value="2009-09-01">
            <text:p>1 Sep 09</text:p>
          </table:table-cell>
          <table:table-cell table:number-columns-repeated="249"/>
        </table:table-row>
        <table:table-row table:style-name="ro1">
          <table:table-cell office:value-type="date" office:date-value="2009-09-07">
            <text:p>7 Sep 09</text:p>
          </table:table-cell>
          <table:table-cell table:formula="of:=com.sun.star.sheet.addin.analysis.geteomonth([.A20];-2)+1" office:value-type="date" office:date-value="1899-12-30">
            <text:p>#NAME?</text:p>
          </table:table-cell>
          <table:table-cell table:formula="of:=com.sun.star.sheet.addin.analysis.geteomonth([.A20];-1)" office:value-type="date" office:date-value="1899-12-30">
            <text:p>#NAME?</text:p>
          </table:table-cell>
          <table:table-cell table:number-columns-repeated="247"/>
        </table:table-row>
        <table:table-row table:style-name="ro1">
          <table:table-cell office:value-type="date" office:date-value="2009-10-01">
            <text:p>1 Oct 09</text:p>
          </table:table-cell>
          <table:table-cell table:number-columns-repeated="249"/>
        </table:table-row>
        <table:table-row table:style-name="ro1">
          <table:table-cell office:value-type="date" office:date-value="2009-10-07">
            <text:p>7 Oct 09</text:p>
          </table:table-cell>
          <table:table-cell table:formula="of:=com.sun.star.sheet.addin.analysis.geteomonth([.A22];-2)+1" office:value-type="date" office:date-value="1899-12-30">
            <text:p>#NAME?</text:p>
          </table:table-cell>
          <table:table-cell table:formula="of:=com.sun.star.sheet.addin.analysis.geteomonth([.A22];-1)" office:value-type="date" office:date-value="1899-12-30">
            <text:p>#NAME?</text:p>
          </table:table-cell>
          <table:table-cell table:number-columns-repeated="247"/>
        </table:table-row>
        <table:table-row table:style-name="ro1">
          <table:table-cell office:value-type="date" office:date-value="2009-06-01">
            <text:p>1 Jun 09</text:p>
          </table:table-cell>
          <table:table-cell table:number-columns-repeated="249"/>
        </table:table-row>
        <table:table-row table:style-name="ro1" table:number-rows-repeated="31792">
          <table:table-cell table:number-columns-repeated="250"/>
        </table:table-row>
        <table:table-row table:style-name="ro1"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 Serif 12cpi" svg:font-family="'Sans Serif 12cpi'"/>
    <style:font-face style:name="Arial1" svg:font-family="Arial" style:font-family-generic="swiss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Tahoma" style:language-asian="en" style:country-asian="GB" style:font-name-complex="Tahoma" style:language-complex="en" style:country-complex="GB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  </number:text>
    </number:number-style>
    <number:number-style style:name="N108">
      <number:text>-</number:text>
      <number:number number:decimal-places="0" number:min-integer-digits="1" number:grouping="true"/>
      <number:text>   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  </number:text>
    </number:number-style>
    <number:number-style style:name="N111">
      <number:text>-</number:text>
      <number:number number:decimal-places="2" number:min-integer-digits="1" number:grouping="true"/>
      <number:text>   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number-style style:name="N114">
      <number:scientific-number number:decimal-places="1" number:min-integer-digits="1" number:min-exponent-digits="1"/>
    </number:number-style>
    <number:number-style style:name="N116P0" style:volatile="true">
      <number:text>£</number:text>
      <number:number number:decimal-places="0" number:min-integer-digits="1" number:grouping="true"/>
    </number:number-style>
    <number:number-style style:name="N116">
      <number:text>-£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0" number:min-integer-digits="1" number:grouping="true"/>
    </number:number-style>
    <number:number-style style:name="N117">
      <style:text-properties fo:color="#ff0000"/>
      <number:text>-£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£</number:text>
      <number:number number:decimal-places="2" number:min-integer-digits="1" number:grouping="true"/>
    </number:number-style>
    <number:number-style style:name="N119">
      <number:text>-£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style:text-properties fo:color="#ff0000"/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7">
      <number:day number:style="long"/>
      <number:text> </number:text>
      <number:month number:textual="true"/>
      <number:text> </number:text>
      <number:year/>
    </number:date-style>
    <number:date-style style:name="N138">
      <number:day/>
      <number:text>/</number:text>
      <number:month number:style="long"/>
      <number:text>/</number:text>
      <number:year number:style="long"/>
    </number:date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Sans Serif 12cp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Sans Serif 12cp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9">19/11/2009</text:date>, <text:time>07:5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BT" style:display-name="TAB_B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TAB_5f_Tiscali" style:display-name="TAB_Tiscal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John</meta:initial-creator>
    <meta:creation-date>1996-12-09T08:31:34</meta:creation-date>
    <dc:date>2009-11-19T07:51:47</dc:date>
    <meta:print-date>2004-05-20T09:04:55</meta:print-date>
    <meta:editing-cycles>92</meta:editing-cycles>
    <meta:editing-duration>PT41H18M48S</meta:editing-duration>
    <meta:document-statistic meta:table-count="1" meta:cell-count="110" meta:object-count="0"/>
    <meta:user-defined meta:name="Info 1"/>
    <meta:user-defined meta:name="Info 2"/>
    <meta:user-defined meta:name="Info 3"/>
    <meta:user-defined meta:name="Info 4"/>
  </office:meta>
</office:document-meta>
</file>